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@FESDESK050:~/Learn/GoProjects/WFH/API_Samrat_0.5$ git status</text:p>
      <text:p text:style-name="P1"/>
      <text:p text:style-name="P1">user@FESDESK050:~/Learn/GoProjects/WFH/API_Samrat_0.5$ git add .</text:p>
      <text:p text:style-name="P1">user@FESDESK050:~/Learn/GoProjects/WFH/API_Samrat_0.5$ git commit -m "hello"</text:p>
      <text:p text:style-name="Standard">[main 3363341] hello</text:p>
      <text:p text:style-name="Standard"><text:s/>1 file changed, 9 insertions(+), 1 deletion(-)</text:p>
      <text:p text:style-name="P1">user@FESDESK050:~/Learn/GoProjects/WFH/API_Samrat_0.5$ git push</text:p>
      <text:p text:style-name="Standard"/>
      <text:p text:style-name="Standard">user@FESDESK050:~/Learn/GoProjects/WFH/API_Samrat_0.5$ <text:s/>git status</text:p>
      <text:p text:style-name="Standard"/>
      <text:p text:style-name="Standard">user@FESDESK050:~/Learn/GoProjects/WFH/API_Samrat_0.5$ git add .</text:p>
      <text:p text:style-name="Standard">user@FESDESK050:~/Learn/GoProjects/WFH/API_Samrat_0.5$ git commit -m "inside h"</text:p>
      <text:p text:style-name="Standard"/>
      <text:p text:style-name="Standard">user@FESDESK050:~/Learn/GoProjects/WFH/API_Samrat_0.5$ git push</text:p>
      <text:p text:style-name="Standard">Enumerating objects: 7, done.</text:p>
      <text:p text:style-name="Standard">Counting objects: 100% (7/7), done.</text:p>
      <text:p text:style-name="Standard">Delta compression using up to 6 threads</text:p>
      <text:p text:style-name="Standard">Compressing objects: 100% (3/3), done.</text:p>
      <text:p text:style-name="Standard">Writing objects: 100% (5/5), 409 bytes | 409.00 KiB/s, done.</text:p>
      <text:p text:style-name="Standard">Total 5 (delta 1), reused 0 (delta 0)</text:p>
      <text:p text:style-name="Standard">remote: Resolving deltas: 100% (1/1), completed with 1 local object.</text:p>
      <text:p text:style-name="Standard">To github.com:ArjunSingh757/API_Samrat_0.5.git</text:p>
      <text:p text:style-name="Standard"><text:s text:c="3"/>3363341..07c5b37 <text:s/>main -&gt; main</text:p>
      <text:p text:style-name="Standard">user@FESDESK050:~/Learn/GoProjects/WFH/API_Samrat_0.5$ git pull</text:p>
      <text:p text:style-name="Standard">remote: Enumerating objects: 5, done.</text:p>
      <text:p text:style-name="Standard">remote: Counting objects: 100% (5/5), done.</text:p>
      <text:p text:style-name="Standard">remote: Compressing objects: 100% (1/1), done.</text:p>
      <text:p text:style-name="Standard">remote: Total 4 (delta 1), reused 4 (delta 1), pack-reused 0</text:p>
      <text:p text:style-name="Standard">Unpacking objects: 100% (4/4), 312 bytes | 312.00 KiB/s, done.</text:p>
      <text:p text:style-name="Standard">From github.com:ArjunSingh757/API_Samrat_0.5</text:p>
      <text:p text:style-name="Standard"><text:s text:c="3"/>07c5b37..60924e6 <text:s/>main <text:s text:c="6"/>-&gt; origin/main</text:p>
      <text:p text:style-name="Standard">Updating 07c5b37..60924e6</text:p>
      <text:p text:style-name="Standard">Fast-forward</text:p>
      <text:p text:style-name="Standard"><text:s/>helloJi/insidtxt | 1 +</text:p>
      <text:p text:style-name="Standard"><text:s/>1 file changed, 1 insertion(+)</text:p>
      <text:p text:style-name="Standard"><text:s/>create mode 100644 helloJi/insidtxt</text:p>
      <text:p text:style-name="Standard">user@FESDESK050:~/Learn/GoProjects/WFH/API_Samrat_0.5$ git status</text:p>
      <text:p text:style-name="Standard">On branch main</text:p>
      <text:p text:style-name="Standard">Your branch is up to date with 'origin/main'.</text:p>
      <text:p text:style-name="Standard"/>
      <text:p text:style-name="Standard">Changes not staged for commit:</text:p>
      <text:p text:style-name="Standard"><text:s text:c="2"/>(use "git add/rm &lt;file&gt;..." to update what will be committed)</text:p>
      <text:p text:style-name="Standard"><text:s text:c="2"/>(use "git restore &lt;file&gt;..." to discard changes in working directory)</text:p>
      <text:p text:style-name="Standard"><text:tab/>modified: <text:s text:c="2"/>api/bill/biiPost.go</text:p>
      <text:p text:style-name="Standard"><text:tab/>modified: <text:s text:c="2"/>api/suggi/suggi.go</text:p>
      <text:p text:style-name="Standard"><text:tab/>modified: <text:s text:c="2"/>db/dbModel.go</text:p>
      <text:p text:style-name="Standard"><text:tab/>deleted: <text:s text:c="3"/>hello/hello.txt</text:p>
      <text:p text:style-name="Standard"><text:tab/>deleted: <text:s text:c="3"/>hello/inside_Hello/newtxt</text:p>
      <text:p text:style-name="Standard"><text:tab/>deleted: <text:s text:c="3"/>helloJi/insidtxt</text:p>
      <text:p text:style-name="Standard"><text:tab/>modified: <text:s text:c="2"/>main.go</text:p>
      <text:p text:style-name="Standard"><text:tab/>modified: <text:s text:c="2"/>router/router.go</text:p>
      <text:p text:style-name="Standard"/>
      <text:p text:style-name="Standard"><text:soft-page-break/>Untracked files:</text:p>
      <text:p text:style-name="Standard"><text:s text:c="2"/>(use "git add &lt;file&gt;..." to include in what will be committed)</text:p>
      <text:p text:style-name="Standard"><text:tab/>api/inventory/</text:p>
      <text:p text:style-name="Standard"/>
      <text:p text:style-name="Standard">no changes added to commit (use "git add" and/or "git commit -a")</text:p>
      <text:p text:style-name="Standard">user@FESDESK050:~/Learn/GoProjects/WFH/API_Samrat_0.5$ git add .</text:p>
      <text:p text:style-name="Standard">user@FESDESK050:~/Learn/GoProjects/WFH/API_Samrat_0.5$ git commit -m "deleted unuse folder and increased usere readelbity"</text:p>
      <text:p text:style-name="Standard">[main 1394b92] deleted unuse folder and increased usere readelbity</text:p>
      <text:p text:style-name="Standard"><text:s/>9 files changed, 66 insertions(+), 23 deletions(-)</text:p>
      <text:p text:style-name="Standard"><text:s/>create mode 100644 api/inventory/invetory.go</text:p>
      <text:p text:style-name="Standard"><text:s/>delete mode 100644 hello/hello.txt</text:p>
      <text:p text:style-name="Standard"><text:s/>delete mode 100644 hello/inside_Hello/newtxt</text:p>
      <text:p text:style-name="Standard"><text:s/>delete mode 100644 helloJi/insidtxt</text:p>
      <text:p text:style-name="Standard">user@FESDESK050:~/Learn/GoProjects/WFH/API_Samrat_0.5$ git push</text:p>
      <text:p text:style-name="Standard">Enumerating objects: 25, done.</text:p>
      <text:p text:style-name="Standard">Counting objects: 100% (25/25), done.</text:p>
      <text:p text:style-name="Standard">Delta compression using up to 6 threads</text:p>
      <text:p text:style-name="Standard">Compressing objects: 100% (11/11), done.</text:p>
      <text:p text:style-name="Standard">Writing objects: 100% (14/14), 1.85 KiB | 1.85 MiB/s, done.</text:p>
      <text:p text:style-name="Standard">Total 14 (delta 7), reused 0 (delta 0)</text:p>
      <text:p text:style-name="Standard">remote: Resolving deltas: 100% (7/7), completed with 7 local objects.</text:p>
      <text:p text:style-name="Standard">To github.com:ArjunSingh757/API_Samrat_0.5.git</text:p>
      <text:p text:style-name="Standard"><text:s text:c="3"/>60924e6..1394b92 <text:s/>main -&gt; main</text:p>
      <text:p text:style-name="Standard">user@FESDESK050:~/Learn/GoProjects/WFH/API_Samrat_0.5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6T17:29:27.966636535</meta:creation-date>
    <dc:date>2023-10-06T17:43:16.498199679</dc:date>
    <meta:editing-duration>PT1M29S</meta:editing-duration>
    <meta:editing-cycles>1</meta:editing-cycles>
    <meta:document-statistic meta:table-count="0" meta:image-count="0" meta:object-count="0" meta:page-count="2" meta:paragraph-count="69" meta:word-count="346" meta:character-count="3174" meta:non-whitespace-character-count="2834"/>
    <meta:generator>LibreOffice/6.4.7.2$Linux_X86_64 LibreOffice_project/40$Build-2</meta:generator>
  </office:meta>
</office:document-meta>
</file>